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71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2.7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239cm"/>
    </style:style>
    <style:style style:name="co6" style:family="table-column">
      <style:table-column-properties fo:break-before="auto" style:column-width="2.6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fo:background-color="#ffbf00"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fo:background-color="#a1467e"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ackground-color="#5983b0"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ackground-color="#ff3838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b85c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Backlog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A faire</text:p>
          </table:table-cell>
          <table:table-cell table:style-name="ce1" office:value-type="string" calcext:value-type="string">
            <text:p>En cours</text:p>
          </table:table-cell>
          <table:table-cell table:style-name="ce1" office:value-type="string" calcext:value-type="string">
            <text:p>A tester</text:p>
          </table:table-cell>
          <table:table-cell table:style-name="ce1" office:value-type="string" calcext:value-type="string">
            <text:p>A revoir</text:p>
          </table:table-cell>
          <table:table-cell table:style-name="ce1" office:value-type="string" calcext:value-type="string">
            <text:p>Fai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aquette (Bootstrap)</text:p>
          </table:table-cell>
          <table:table-cell table:style-name="ce10" table:number-columns-repeated="3"/>
          <table:table-cell table:style-name="Default" table:number-columns-repeated="2"/>
          <table:table-cell table:style-name="ce12" office:value-type="string" calcext:value-type="string">
            <text:p>Conception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 table:style-name="ce10"/>
          <table:table-cell table:style-name="ce4" office:value-type="string" calcext:value-type="string">
            <text:p>MCD (base de données)</text:p>
          </table:table-cell>
          <table:table-cell table:style-name="Default"/>
          <table:table-cell table:style-name="ce13" office:value-type="string" calcext:value-type="string">
            <text:p>Composant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Layout</text:p>
          </table:table-cell>
          <table:table-cell table:style-name="ce11" table:number-columns-repeated="2"/>
          <table:table-cell table:style-name="ce10" table:number-columns-repeated="2"/>
          <table:table-cell table:style-name="Default"/>
          <table:table-cell table:style-name="ce14" office:value-type="string" calcext:value-type="string">
            <text:p>Page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Menu de navigation</text:p>
          </table:table-cell>
          <table:table-cell table:style-name="ce10"/>
          <table:table-cell table:style-name="ce11"/>
          <table:table-cell table:style-name="ce10" table:number-columns-repeated="2"/>
          <table:table-cell/>
          <table:table-cell table:style-name="ce29" office:value-type="string" calcext:value-type="string">
            <text:p>Utilisateur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ied de page</text:p>
          </table:table-cell>
          <table:table-cell table:style-name="ce11"/>
          <table:table-cell table:style-name="ce10" table:number-columns-repeated="3"/>
          <table:table-cell/>
          <table:table-cell table:style-name="ce19" office:value-type="string" calcext:value-type="string">
            <text:p>Equipes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Messages d’alerte</text:p>
          </table:table-cell>
          <table:table-cell table:style-name="ce10"/>
          <table:table-cell table:style-name="Default"/>
          <table:table-cell table:style-name="ce10" table:number-columns-repeated="2"/>
          <table:table-cell/>
          <table:table-cell table:style-name="ce20" office:value-type="string" calcext:value-type="string">
            <text:p>Evénements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La page d’accueil</text:p>
          </table:table-cell>
          <table:table-cell table:style-name="ce10" table:number-columns-repeated="4"/>
          <table:table-cell/>
          <table:table-cell table:style-name="ce21" office:value-type="string" calcext:value-type="string">
            <text:p>Contacts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Les Mentions Légales</text:p>
          </table:table-cell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6" office:value-type="string" calcext:value-type="string">
            <text:p>La Politique de Confidentialité</text:p>
          </table:table-cell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6" office:value-type="string" calcext:value-type="string">
            <text:p>Le tableau de bord</text:p>
          </table:table-cell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Les rôles des utilisateurs</text:p>
          </table:table-cell>
          <table:table-cell table:style-name="ce10" table:number-columns-repeated="3"/>
          <table:table-cell table:style-name="ce9"/>
          <table:table-cell table:number-columns-repeated="1019"/>
        </table:table-row>
        <table:table-row table:style-name="ro1">
          <table:table-cell table:style-name="ce7" office:value-type="string" calcext:value-type="string">
            <text:p>Liste des utilisateurs</text:p>
          </table:table-cell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Inscription d’un utilisateur</text:p>
          </table:table-cell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Connexion d’un utilisateur</text:p>
          </table:table-cell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Déconnexion d’un utilisateur</text:p>
          </table:table-cell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Profil d’un utilisateur</text:p>
          </table:table-cell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Edition d’un utilisateur</text:p>
          </table:table-cell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Suppression d’un utilisateur</text:p>
          </table:table-cell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Mot de passé oublié</text:p>
          </table:table-cell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Nouveau mot de passe</text:p>
          </table:table-cell>
          <table:table-cell table:style-name="ce10"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7" office:value-type="string" calcext:value-type="string">
            <text:p>Envoyer une invitation</text:p>
          </table:table-cell>
          <table:table-cell table:style-name="ce10"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7" office:value-type="string" calcext:value-type="string">
            <text:p>Refuser une invitation</text:p>
          </table:table-cell>
          <table:table-cell table:style-name="ce10"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7" office:value-type="string" calcext:value-type="string">
            <text:p>Envoyer un message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7" office:value-type="string" calcext:value-type="string">
            <text:p>Exportation des utilisateurs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7" office:value-type="string" calcext:value-type="string">
            <text:p>Importation des utilisateurs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19" office:value-type="string" calcext:value-type="string">
            <text:p>Liste des équipe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jout d’une équip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Edition d’une équip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Suppression d’une équip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Ajout d’un utilisateur dans une équipe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office:annotation draw:style-name="gr1" draw:text-style-name="P2" svg:width="2.899cm" svg:height="1.799cm" svg:x="6.971cm" svg:y="12.498cm" draw:caption-point-x="-0.61cm" draw:caption-point-y="1.51cm">
              <dc:date>2022-02-16T00:00:00</dc:date>
              <text:p text:style-name="P1">Ceci est ni fait, ni à faire !</text:p>
            </office:annotation>
            <text:p>Transfert d’une équipe</text:p>
          </table:table-cell>
          <table:table-cell table:number-columns-repeated="6"/>
          <table:table-cell table:style-name="ce2" table:number-columns-repeated="1017"/>
        </table:table-row>
        <table:table-row table:style-name="ro1">
          <table:table-cell table:style-name="ce19" office:value-type="string" calcext:value-type="string">
            <text:p>Exportation des équipes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office:annotation draw:style-name="gr1" draw:text-style-name="P2" svg:width="2.899cm" svg:height="1.799cm" svg:x="6.971cm" svg:y="13.401cm" draw:caption-point-x="-0.61cm" draw:caption-point-y="1.51cm">
              <dc:date>2022-02-16T00:00:00</dc:date>
              <text:p text:style-name="P1">Un autre commentaire</text:p>
            </office:annotation>
            <text:p>Importation des équipes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Liste des événements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Consultation d’un événement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Ajout d’un événement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Edition d’un événement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Suppression d’un événement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Exportation des événements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mportation des événements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Liste des contacts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Ajout d’un contact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Edition d’un contact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Suppression d’un contact</text:p>
          </table:table-cell>
          <table:table-cell table:number-columns-repeated="1023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21:14:21.563080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2:10:04.546446178</meta:creation-date>
    <dc:date>2022-02-16T21:32:05.800229251</dc:date>
    <meta:editing-duration>PT1H39M54S</meta:editing-duration>
    <meta:editing-cycles>53</meta:editing-cycles>
    <meta:generator>LibreOffice/6.4.7.2$Linux_X86_64 LibreOffice_project/40$Build-2</meta:generator>
    <meta:document-statistic meta:table-count="1" meta:cell-count="56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Equipes" VL:creator="" dc:date-time="2022-02-16T21:24:17"/>
</VL:version-list>
</file>